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8000000E79E10C3F76B785F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522ea" officeooo:paragraph-rsid="001522ea" style:font-size-asian="15pt" style:font-size-complex="15pt"/>
    </style:style>
    <style:style style:name="P2" style:family="paragraph" style:parent-style-name="Standard">
      <style:text-properties fo:font-size="11pt" officeooo:rsid="001522ea" officeooo:paragraph-rsid="001522ea" style:font-size-asian="11pt" style:font-size-complex="11pt"/>
    </style:style>
    <style:style style:name="P3" style:family="paragraph" style:parent-style-name="Standard">
      <style:text-properties officeooo:paragraph-rsid="001522ea"/>
    </style:style>
    <style:style style:name="T1" style:family="text">
      <style:text-properties fo:font-size="15pt" officeooo:rsid="001522ea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상태(state)</text:p>
      <text:p text:style-name="P2">드론의 카메라가 보는 환경속 사람의 </text:p>
      <text:p text:style-name="P2">위치에 따른 표준화 값.</text:p>
      <text:p text:style-name="P2"/>
      <text:p text:style-name="P3"><text:span text:style-name="T1">x_mid</text:span></text:p>
      <text:p text:style-name="P1">y_mid </text:p>
      <text:p text:style-name="P1">box_size</text:p>
      <text:p text:style-name="P1"><draw:frame draw:style-name="fr1" draw:name="Image1" text:anchor-type="paragraph" svg:x="1.9327in" svg:y="0.0173in" svg:width="6.25in" svg:height="2.4063in" draw:z-index="0"><draw:image xlink:href="Pictures/1000020100000258000000E79E10C3F76B785F4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7:22:49.926676939</meta:creation-date>
    <dc:date>2019-08-13T17:30:17.668869293</dc:date>
    <meta:editing-duration>PT7M27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6" meta:word-count="31" meta:character-count="61" meta:non-whitespace-character-count="52"/>
  </office:meta>
</office:document-meta>
</file>